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reate table Professor(</text:p>
      <text:p text:style-name="Standard"><text:s text:c="4"/>codigo int AUTO_INCREMENT PRIMARY KEY,</text:p>
      <text:p text:style-name="Standard"><text:s text:c="4"/>nome varchar(50) not null);</text:p>
      <text:p text:style-name="Standard"><text:s text:c="4"/></text:p>
      <text:p text:style-name="Standard">create table Disciplina(</text:p>
      <text:p text:style-name="Standard"><text:s text:c="4"/>codD int AUTO_INCREMENT PRIMARY KEY,</text:p>
      <text:p text:style-name="Standard"><text:s text:c="4"/>curso varchar(50),</text:p>
      <text:p text:style-name="Standard"><text:s text:c="4"/>professor int not null,</text:p>
      <text:p text:style-name="Standard"><text:s text:c="4"/>CONSTRAINT fk_di_pr FOREIGN KEY(professor) REFERENCES Professor(codigo));</text:p>
      <text:p text:style-name="Standard"><text:s text:c="4"/></text:p>
      <text:p text:style-name="Standard">create table Prova(</text:p>
      <text:p text:style-name="Standard"><text:s text:c="4"/>nProva int AUTO_INCREMENT PRIMARY KEY,</text:p>
      <text:p text:style-name="Standard"><text:s text:c="4"/>codD int not null,</text:p>
      <text:p text:style-name="Standard"><text:s text:c="4"/>data timestamp default CURRENT_TIMESTAMP,</text:p>
      <text:p text:style-name="Standard"><text:s text:c="4"/>nota int not null,</text:p>
      <text:p text:style-name="Standard"><text:s text:c="4"/>CONSTRAINT fk_pr_di FOREIGN KEY(codD) REFERENCES Disciplina(CodD))</text:p>
      <text:p text:style-name="Standard"/>
      <text:p text:style-name="Standard">create table Aluno(</text:p>
      <text:p text:style-name="Standard"><text:s text:c="4"/>nAluno int AUTO_INCREMENT PRIMARY KEY,</text:p>
      <text:p text:style-name="Standard"><text:s text:c="4"/>nome charvar(50) not null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07T22:47:39.032137554</meta:creation-date>
    <dc:date>2024-02-07T22:53:54.169231709</dc:date>
    <meta:editing-duration>PT6M16S</meta:editing-duration>
    <meta:editing-cycles>1</meta:editing-cycles>
    <meta:document-statistic meta:table-count="0" meta:image-count="0" meta:object-count="0" meta:page-count="1" meta:paragraph-count="19" meta:word-count="70" meta:character-count="605" meta:non-whitespace-character-count="492"/>
    <meta:generator>LibreOffice/7.3.7.2$Linux_X86_64 LibreOffice_project/30$Build-2</meta:generator>
  </office:meta>
</office:document-meta>
</file>